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9f5" officeooo:paragraph-rsid="0009d9f5"/>
    </style:style>
    <style:style style:name="P2" style:family="paragraph" style:parent-style-name="Standard">
      <style:text-properties fo:font-style="italic" officeooo:rsid="0009d9f5" officeooo:paragraph-rsid="0009d9f5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c:</text:p>
      <text:p text:style-name="P1">cd servidor-jenkins</text:p>
      <text:p text:style-name="P1">vagrant ssh</text:p>
      <text:p text:style-name="P1"/>
      <text:p text:style-name="P1"/>
      <text:p text:style-name="P1"/>
      <text:p text:style-name="P2">var<text:span text:style-name="T1">/lib/jenkins/workspa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0:28:51.146000000</meta:creation-date>
    <dc:date>2019-11-04T10:31:17.664000000</dc:date>
    <meta:editing-duration>PT2M27S</meta:editing-duration>
    <meta:editing-cycles>1</meta:editing-cycles>
    <meta:document-statistic meta:table-count="0" meta:image-count="0" meta:object-count="0" meta:page-count="1" meta:paragraph-count="4" meta:word-count="7" meta:character-count="60" meta:non-whitespace-character-count="57"/>
    <meta:generator>LibreOffice/6.3.1.2$Windows_X86_64 LibreOffice_project/b79626edf0065ac373bd1df5c28bd630b4424273</meta:generator>
  </office:meta>
</office:document-meta>
</file>